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c7f08" officeooo:paragraph-rsid="001c7f08"/>
    </style:style>
    <style:style style:name="P2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200%"/>
      <style:text-properties officeooo:paragraph-rsid="001ec4c5"/>
    </style:style>
    <style:style style:name="P4" style:family="paragraph" style:parent-style-name="Standard">
      <style:paragraph-properties fo:line-height="200%"/>
      <style:text-properties officeooo:rsid="001ce286" officeooo:paragraph-rsid="001ce286"/>
    </style:style>
    <style:style style:name="P5" style:family="paragraph" style:parent-style-name="Standard">
      <style:paragraph-properties fo:line-height="200%"/>
      <style:text-properties officeooo:rsid="001db420" officeooo:paragraph-rsid="001db420"/>
    </style:style>
    <style:style style:name="P6" style:family="paragraph" style:parent-style-name="Standard">
      <style:paragraph-properties fo:line-height="200%"/>
      <style:text-properties officeooo:rsid="001ec4c5" officeooo:paragraph-rsid="001ec4c5"/>
    </style:style>
    <style:style style:name="T1" style:family="text">
      <style:text-properties officeooo:rsid="001db420"/>
    </style:style>
    <style:style style:name="T2" style:family="text">
      <style:text-properties officeooo:rsid="001ec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si-Perfect Deity</text:p>
      <text:p text:style-name="P1">You who wreck havoc in my soul and torment me for choices I have made,</text:p>
      <text:p text:style-name="P1">killing me sorely in my hashed agony, despite the mocking cry of hell-bent misery,</text:p>
      <text:p text:style-name="P1">my life, my pride is shaken, casts aside my skin, and writ<text:span text:style-name="T1">h</text:span>e in my flesh,</text:p>
      <text:p text:style-name="P1">the scars are forever worn on your chest and deeper in my heart.</text:p>
      <text:p text:style-name="P1"/>
      <text:p text:style-name="P4">It is you who traverses through time without marks,</text:p>
      <text:p text:style-name="P4">you tread in your glowing aura, untouched by this planet's maladies,</text:p>
      <text:p text:style-name="P4">a vertigo effect all around you, slowing time to a standstill,</text:p>
      <text:p text:style-name="P4">all mortals clad before you, frozen, crawling, infinite storm of burning ice.</text:p>
      <text:p text:style-name="P4"/>
      <text:p text:style-name="P5">Why have you descended to this realm, you weaken my vows,</text:p>
      <text:p text:style-name="P5">you who have transpired and transcends all of my past-present- and future</text:p>
      <text:p text:style-name="P5">transgressions who give me a smile with our crooked vision,</text:p>
      <text:p text:style-name="P5">who knows what it is to be undone, you shall not judge me.</text:p>
      <text:p text:style-name="P5"/>
      <text:p text:style-name="P6">I am the master of my fate, and I will steer this boat as long as it shall float,</text:p>
      <text:p text:style-name="P6">the gargantuan power you bestow upon yourself, is not untimely so,</text:p>
      <text:p text:style-name="P6">yet for some reason you are unaware of your Kraken-like stamina,</text:p>
      <text:p text:style-name="P6">and you have taken a shell of a blonde wench and for that shell, I'm forever in your debt.</text:p>
      <text:p text:style-name="P6"/>
      <text:p text:style-name="P6">A chimera of sorts, to contrast my jack of all trades,</text:p>
      <text:p text:style-name="P6">your true form undermines my judgment, I am weaker than I thought,</text:p>
      <text:p text:style-name="P6">you shook my foundations, hopefully for the last time,</text:p>
      <text:p text:style-name="P3"><text:span text:style-name="T2">for all the darkness in my soul, please let me be me, because you might posses the power to undo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</meta:initial-creator>
    <meta:creation-date>2014-07-09T20:18:29.050608630</meta:creation-date>
    <dc:date>2014-07-09T20:52:55.053093563</dc:date>
    <dc:creator>OoZooL </dc:creator>
    <meta:editing-duration>PT27M12S</meta:editing-duration>
    <meta:editing-cycles>4</meta:editing-cycles>
    <meta:generator>LibreOffice/4.1.4.2$Linux_X86_64 LibreOffice_project/410$Build-2</meta:generator>
    <meta:document-statistic meta:table-count="0" meta:image-count="0" meta:object-count="0" meta:page-count="1" meta:paragraph-count="21" meta:word-count="261" meta:character-count="1388" meta:non-whitespace-character-count="1148"/>
  </office:meta>
</office:document-meta>
</file>